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6" draw:id="id6" draw:layer="layout" svg:width="3.9cm" svg:height="0.8cm" svg:x="10.9cm" svg:y="5.75cm">
          <text:p text:style-name="P1">Factory GUI</text:p>
        </draw:rect>
        <draw:rect draw:style-name="gr1" draw:text-style-name="P1" xml:id="id10" draw:id="id10" draw:layer="layout" svg:width="3.4cm" svg:height="0.8cm" svg:x="7.3cm" svg:y="13.9cm">
          <text:p text:style-name="P1">Assembler</text:p>
        </draw:rect>
        <draw:rect draw:style-name="gr1" draw:text-style-name="P1" xml:id="id16" draw:id="id16" draw:layer="layout" svg:width="2.4cm" svg:height="0.8cm" svg:x="11.65cm" svg:y="13.9cm">
          <text:p text:style-name="P1">Checker</text:p>
        </draw:rect>
        <draw:rect draw:style-name="gr1" draw:text-style-name="P1" xml:id="id8" draw:id="id8" draw:layer="layout" svg:width="2.7cm" svg:height="0.8cm" svg:x="15.6cm" svg:y="13.9cm">
          <text:p text:style-name="P1">Deliverer</text:p>
        </draw:rect>
        <draw:rect draw:style-name="gr1" draw:text-style-name="P1" xml:id="id2" draw:id="id2" draw:layer="layout" svg:width="2.4cm" svg:height="0.8cm" svg:x="18.8cm" svg:y="11.152cm">
          <text:p text:style-name="P1">Handler</text:p>
        </draw:rect>
        <draw:ellipse draw:style-name="gr1" draw:text-style-name="P1" xml:id="id9" draw:id="id9" draw:layer="layout" svg:width="2.4cm" svg:height="1.7cm" svg:x="4.4cm" svg:y="10.8cm">
          <text:p text:style-name="P1">q/parts</text:p>
        </draw:ellipse>
        <draw:rect draw:style-name="gr1" draw:text-style-name="P1" xml:id="id11" draw:id="id11" draw:layer="layout" svg:width="2.9cm" svg:height="0.8cm" svg:x="2.25cm" svg:y="13.9cm">
          <text:p text:style-name="P1">Supplier</text:p>
        </draw:rect>
        <draw:ellipse draw:style-name="gr1" draw:text-style-name="P1" xml:id="id5" draw:id="id5" draw:layer="layout" svg:width="2.4cm" svg:height="1.7cm" svg:x="7.8cm" svg:y="10.8cm">
          <text:p text:style-name="P1">q/single</text:p>
        </draw:ellipse>
        <draw:ellipse draw:style-name="gr1" draw:text-style-name="P1" xml:id="id7" draw:id="id7" draw:layer="layout" svg:width="2.4cm" svg:height="2.1cm" svg:x="3.5cm" svg:y="5.1cm">
          <text:p text:style-name="P1">q/order</text:p>
        </draw:ellipse>
        <draw:connector draw:style-name="gr2" draw:text-style-name="P1" draw:layer="layout" draw:type="line" svg:x1="14.5cm" svg:y1="11.55cm" svg:x2="18.8cm" svg:y2="11.552cm" draw:start-shape="id1" draw:start-glue-point="1" draw:end-shape="id2" svg:d="m14500 11550 4300 2">
          <text:p/>
        </draw:connector>
        <draw:ellipse draw:style-name="gr1" draw:text-style-name="P1" xml:id="id1" draw:id="id1" draw:layer="layout" svg:width="3.3cm" svg:height="1.7cm" svg:x="11.2cm" svg:y="10.7cm">
          <text:p text:style-name="P1">q/clock</text:p>
        </draw:ellipse>
        <draw:ellipse draw:style-name="gr1" draw:text-style-name="P1" xml:id="id13" draw:id="id13" draw:layer="layout" svg:width="2.5cm" svg:height="1.7cm" svg:x="13.4cm" svg:y="7.6cm">
          <text:p text:style-name="P1">t/clock</text:p>
        </draw:ellipse>
        <draw:ellipse draw:style-name="gr1" draw:text-style-name="P1" xml:id="id3" draw:id="id3" draw:layer="layout" svg:width="3.2cm" svg:height="1.7cm" svg:x="16.6cm" svg:y="8cm">
          <text:p text:style-name="P1">q/demand</text:p>
        </draw:ellipse>
        <draw:ellipse draw:style-name="gr1" draw:text-style-name="P1" xml:id="id12" draw:id="id12" draw:layer="layout" svg:width="3.2cm" svg:height="1.7cm" svg:x="19.9cm" svg:y="8cm">
          <text:p text:style-name="P1">q/stock</text:p>
        </draw:ellipse>
        <draw:connector draw:style-name="gr2" draw:text-style-name="P1" draw:layer="layout" draw:type="line" svg:x1="18.2cm" svg:y1="9.7cm" svg:x2="20cm" svg:y2="11.152cm" draw:start-shape="id3" draw:start-glue-point="2" draw:end-shape="id2" draw:end-glue-point="0" svg:d="m18200 9700 1800 1452">
          <text:p/>
        </draw:connector>
        <draw:rect draw:style-name="gr1" draw:text-style-name="P1" xml:id="id4" draw:id="id4" draw:layer="layout" svg:width="4.6cm" svg:height="0.8cm" svg:x="19.2cm" svg:y="5.8cm">
          <text:p text:style-name="P1">Distributor GUI</text:p>
        </draw:rect>
        <draw:connector draw:style-name="gr3" draw:text-style-name="P1" draw:layer="layout" draw:type="line" svg:x1="18.2cm" svg:y1="8cm" svg:x2="21.5cm" svg:y2="6.6cm" draw:start-shape="id3" draw:start-glue-point="0" draw:end-shape="id4" draw:end-glue-point="2" svg:d="m18200 8000 3300-1400">
          <text:p/>
        </draw:connector>
        <draw:connector draw:style-name="gr3" draw:text-style-name="P1" draw:layer="layout" draw:type="line" svg:x1="9cm" svg:y1="10.8cm" svg:x2="12.85cm" svg:y2="6.55cm" draw:start-shape="id5" draw:start-glue-point="0" draw:end-shape="id6" draw:end-glue-point="2" svg:d="m9000 10800 3850-4250">
          <text:p/>
        </draw:connector>
        <draw:connector draw:style-name="gr3" draw:text-style-name="P1" draw:layer="layout" draw:type="line" svg:x1="5.9cm" svg:y1="6.15cm" svg:x2="10.9cm" svg:y2="6.15cm" draw:start-shape="id7" draw:start-glue-point="1" draw:end-shape="id6" draw:end-glue-point="3" svg:d="m5900 6150h5000">
          <text:p/>
        </draw:connector>
        <draw:connector draw:style-name="gr2" draw:text-style-name="P1" draw:layer="layout" draw:type="lines" draw:line-skew="0cm 2.199cm" svg:x1="16.95cm" svg:y1="14.7cm" svg:x2="5.6cm" svg:y2="12.5cm" draw:start-shape="id8" draw:start-glue-point="2" draw:end-shape="id9" draw:end-glue-point="2" svg:d="m16950 14700v501l-11350-1v-2700">
          <text:p/>
        </draw:connector>
        <draw:connector draw:style-name="gr2" draw:text-style-name="P1" draw:layer="layout" draw:type="lines" draw:line-skew="-0.501cm" svg:x1="6.8cm" svg:y1="11.65cm" svg:x2="7.3cm" svg:y2="14.3cm" draw:start-shape="id9" draw:start-glue-point="1" draw:end-shape="id10" draw:end-glue-point="3" svg:d="m6800 11650v0l-1 2650h501">
          <text:p/>
        </draw:connector>
        <draw:connector draw:style-name="gr2" draw:text-style-name="P1" draw:layer="layout" draw:type="line" svg:x1="9cm" svg:y1="12.5cm" svg:x2="9cm" svg:y2="13.9cm" draw:start-shape="id5" draw:start-glue-point="2" draw:end-shape="id10" draw:end-glue-point="0" svg:d="m9000 12500v1400">
          <text:p/>
        </draw:connector>
        <draw:connector draw:style-name="gr2" draw:text-style-name="P1" draw:layer="layout" draw:type="lines" draw:line-skew="-0.501cm" svg:x1="10.7cm" svg:y1="14.3cm" svg:x2="11.2cm" svg:y2="11.55cm" draw:start-shape="id10" draw:start-glue-point="1" draw:end-shape="id1" draw:end-glue-point="3" svg:d="m10700 14300v0l-1-2750h501">
          <text:p/>
        </draw:connector>
        <draw:connector draw:style-name="gr2" draw:text-style-name="P1" draw:layer="layout" draw:type="lines" draw:line-skew="0cm -0.199cm" svg:x1="3.7cm" svg:y1="13.9cm" svg:x2="4.4cm" svg:y2="11.65cm" draw:start-shape="id11" draw:start-glue-point="0" draw:end-shape="id9" draw:end-glue-point="3" svg:d="m3700 13900v-501-1749h700">
          <text:p/>
        </draw:connector>
        <draw:ellipse draw:style-name="gr1" draw:text-style-name="P1" xml:id="id14" draw:id="id14" draw:layer="layout" svg:width="2.4cm" svg:height="1.7cm" svg:x="4.4cm" svg:y="7.9cm">
          <text:p text:style-name="P1">t/parts</text:p>
        </draw:ellipse>
        <draw:connector draw:style-name="gr3" draw:text-style-name="P1" draw:layer="layout" svg:x1="14.5cm" svg:y1="11.55cm" svg:x2="15.6cm" svg:y2="14.3cm" draw:start-shape="id1" draw:start-glue-point="1" draw:end-shape="id8" draw:end-glue-point="3" svg:d="m14500 11550h550v2750h550">
          <text:p/>
        </draw:connector>
        <draw:connector draw:style-name="gr3" draw:text-style-name="P1" draw:layer="layout" draw:type="line" svg:x1="20cm" svg:y1="11.152cm" svg:x2="21.5cm" svg:y2="9.7cm" draw:start-shape="id2" draw:start-glue-point="0" draw:end-shape="id12" draw:end-glue-point="2" svg:d="m20000 11152 1500-1452">
          <text:p/>
        </draw:connector>
        <draw:connector draw:style-name="gr2" draw:text-style-name="P1" draw:layer="layout" draw:type="line" svg:x1="21.5cm" svg:y1="8cm" svg:x2="21.5cm" svg:y2="6.6cm" draw:start-shape="id12" draw:start-glue-point="0" draw:end-shape="id4" draw:end-glue-point="2" svg:d="m21500 8000v-1400">
          <text:p/>
        </draw:connector>
        <draw:connector draw:style-name="gr2" draw:text-style-name="P1" draw:layer="layout" draw:type="line" svg:x1="14.65cm" svg:y1="7.6cm" svg:x2="12.85cm" svg:y2="6.55cm" draw:start-shape="id13" draw:start-glue-point="0" draw:end-shape="id6" draw:end-glue-point="2" svg:d="m14650 7600-1800-1050">
          <text:p/>
        </draw:connector>
        <draw:connector draw:style-name="gr2" draw:text-style-name="P1" draw:layer="layout" draw:type="line" svg:x1="6.8cm" svg:y1="8.75cm" svg:x2="12.85cm" svg:y2="6.55cm" draw:start-shape="id14" draw:end-shape="id6" draw:end-glue-point="2" svg:d="m6800 8750 6050-2200">
          <text:p/>
        </draw:connector>
        <draw:connector draw:style-name="gr2" draw:text-style-name="P1" draw:layer="layout" draw:type="line" svg:x1="6.8cm" svg:y1="11.65cm" svg:x2="12.85cm" svg:y2="6.55cm" draw:start-shape="id9" draw:start-glue-point="1" draw:end-shape="id6" draw:end-glue-point="2" svg:d="m6800 11650 6050-5100">
          <text:p/>
        </draw:connector>
        <draw:ellipse draw:style-name="gr1" draw:text-style-name="P1" xml:id="id15" draw:id="id15" draw:layer="layout" svg:width="2.4cm" svg:height="2.1cm" svg:x="3.5cm" svg:y="2cm">
          <text:p text:style-name="P1">t/order</text:p>
        </draw:ellipse>
        <draw:connector draw:style-name="gr2" draw:text-style-name="P1" draw:layer="layout" draw:type="line" svg:x1="5.9cm" svg:y1="3.05cm" svg:x2="10.9cm" svg:y2="6.15cm" draw:start-shape="id15" draw:start-glue-point="1" draw:end-shape="id6" draw:end-glue-point="3" svg:d="m5900 3050 5000 3100">
          <text:p/>
        </draw:connector>
        <draw:connector draw:style-name="gr4" draw:text-style-name="P1" draw:layer="layout" draw:type="line" svg:x1="12.85cm" svg:y1="10.7cm" svg:x2="14.65cm" svg:y2="9.3cm" draw:start-shape="id1" draw:start-glue-point="0" draw:end-shape="id13" draw:end-glue-point="2" svg:d="m12850 10700 1800-1400">
          <text:p/>
        </draw:connector>
        <draw:connector draw:style-name="gr4" draw:text-style-name="P1" draw:layer="layout" draw:type="line" svg:x1="4.7cm" svg:y1="5.1cm" svg:x2="4.7cm" svg:y2="4.1cm" draw:start-shape="id7" draw:start-glue-point="0" draw:end-shape="id15" draw:end-glue-point="2" svg:d="m4700 5100v-1000">
          <text:p/>
        </draw:connector>
        <draw:connector draw:style-name="gr4" draw:text-style-name="P1" draw:layer="layout" draw:type="line" svg:x1="5.6cm" svg:y1="10.8cm" svg:x2="5.6cm" svg:y2="9.6cm" draw:start-shape="id9" draw:start-glue-point="0" draw:end-shape="id14" draw:end-glue-point="2" svg:d="m5600 10800v-1200">
          <text:p/>
        </draw:connector>
        <draw:connector draw:style-name="gr3" draw:text-style-name="P1" draw:layer="layout" draw:type="line" svg:x1="12.85cm" svg:y1="13.9cm" svg:x2="12.85cm" svg:y2="12.4cm" draw:start-shape="id16" draw:start-glue-point="0" draw:end-shape="id1" draw:end-glue-point="2" svg:d="m12850 13900v-1500">
          <text:p/>
        </draw:connector>
        <draw:ellipse draw:style-name="gr1" draw:text-style-name="P1" xml:id="id17" draw:id="id17" draw:layer="layout" svg:width="3.2cm" svg:height="1.7cm" svg:x="23.2cm" svg:y="8cm">
          <text:p text:style-name="P1">t/stock</text:p>
        </draw:ellipse>
        <draw:connector draw:style-name="gr4" draw:text-style-name="P1" draw:layer="layout" svg:x1="21.5cm" svg:y1="9.7cm" svg:x2="24.8cm" svg:y2="9.7cm" draw:start-shape="id12" draw:start-glue-point="2" draw:end-shape="id17" draw:end-glue-point="2" svg:d="m21500 9700v501h3300v-501">
          <text:p/>
        </draw:connector>
        <draw:connector draw:style-name="gr2" draw:text-style-name="P1" draw:layer="layout" draw:type="line" svg:x1="24.8cm" svg:y1="8cm" svg:x2="21.5cm" svg:y2="6.6cm" draw:start-shape="id17" draw:start-glue-point="0" draw:end-shape="id4" draw:end-glue-point="2" svg:d="m24800 8000-3300-1400">
          <text:p/>
        </draw:connector>
        <draw:connector draw:style-name="gr2" draw:text-style-name="P1" draw:layer="layout" draw:type="line" svg:x1="12.85cm" svg:y1="10.7cm" svg:x2="12.85cm" svg:y2="6.55cm" draw:start-shape="id1" draw:start-glue-point="0" draw:end-shape="id6" draw:end-glue-point="2" svg:d="m12850 10700v-41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14T20:42:46.03</meta:creation-date>
    <dc:date>2014-06-14T22:46:07.94</dc:date>
    <meta:editing-duration>PT1H6M37S</meta:editing-duration>
    <meta:editing-cycles>6</meta:editing-cycles>
    <meta:generator>OpenOffice/4.0.0$Win32 OpenOffice.org_project/400m3$Build-9702</meta:generator>
    <meta:document-statistic meta:object-count="41"/>
  </office:meta>
</office:document-meta>
</file>